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ic_id</text:p>
          </table:table-cell>
          <table:table-cell office:value-type="string" calcext:value-type="string">
            <text:p>shop_id</text:p>
          </table:table-cell>
          <table:table-cell table:style-name="Default" office:value-type="string" calcext:value-type="string">
            <text:p>issue_date</text:p>
          </table:table-cell>
          <table:table-cell table:style-name="Default" office:value-type="string" calcext:value-type="string">
            <text:p>expire_date</text:p>
          </table:table-cell>
          <table:table-cell office:value-type="string" calcext:value-type="string">
            <text:p>lic_statu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2-12-11" calcext:value-type="date">
            <text:p>2022-1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2-12-11" calcext:value-type="date">
            <text:p>2022-1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2-12-11" calcext:value-type="date">
            <text:p>2022-1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date" office:date-value="2019-11-09" calcext:value-type="date">
            <text:p>2019-11-09</text:p>
          </table:table-cell>
          <table:table-cell office:value-type="date" office:date-value="2021-11-09" calcext:value-type="date">
            <text:p>2021-1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2-12-11" calcext:value-type="date">
            <text:p>2022-1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date" office:date-value="2020-12-11" calcext:value-type="date">
            <text:p>2020-12-11</text:p>
          </table:table-cell>
          <table:table-cell office:value-type="date" office:date-value="2022-12-11" calcext:value-type="date">
            <text:p>2022-1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date" office:date-value="2019-11-09" calcext:value-type="date">
            <text:p>2019-11-09</text:p>
          </table:table-cell>
          <table:table-cell office:value-type="date" office:date-value="2021-11-09" calcext:value-type="date">
            <text:p>2021-1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3:28:16.097388661</meta:creation-date>
    <dc:date>2022-11-15T23:38:55.337366646</dc:date>
    <meta:editing-duration>PT29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